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="Arrowheads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33%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783cm" svg:y1="7.666cm" svg:x2="8.117cm" svg:y2="14.333cm">
            <text:p/>
          </draw:line>
          <draw:line draw:style-name="gr2" draw:text-style-name="P1" draw:layer="layout" svg:x1="17.929cm" svg:y1="7.675cm" svg:x2="13.569cm" svg:y2="14.325cm">
            <text:p/>
          </draw:line>
          <draw:line draw:style-name="gr1" draw:text-style-name="P1" draw:layer="layout" svg:x1="8.216cm" svg:y1="14.33cm" svg:x2="13.549cm" svg:y2="14.33cm">
            <text:p/>
          </draw:line>
          <draw:frame draw:style-name="gr3" draw:layer="layout" svg:width="2.653cm" svg:height="0.962cm" draw:transform="rotate (-0.982969434723207) translate (5.745cm 8.663cm)">
            <draw:text-box>
              <text:p>Restrict</text:p>
            </draw:text-box>
          </draw:frame>
          <draw:line draw:style-name="gr4" draw:text-style-name="P1" draw:layer="layout" svg:x1="3.783cm" svg:y1="7.667cm" svg:x2="8.117cm" svg:y2="14.334cm">
            <text:p/>
          </draw:line>
          <draw:frame draw:style-name="gr3" draw:layer="layout" svg:width="3.495cm" svg:height="0.962cm" draw:transform="rotate (0.963770812951269) translate (13.921cm 11.544cm)">
            <draw:text-box>
              <text:p>Interpolate</text:p>
            </draw:text-box>
          </draw:frame>
          <draw:frame draw:style-name="gr3" draw:layer="layout" svg:width="2.085cm" svg:height="0.962cm" draw:transform="rotate (-0.00453785605518522) translate (9.364cm 13.33cm)">
            <draw:text-box>
              <text:p>Solve</text:p>
            </draw:text-box>
          </draw:frame>
          <draw:frame draw:style-name="gr3" draw:layer="layout" svg:width="3.258cm" svg:height="1.977cm" draw:transform="rotate (-0.982969434723207) translate (4.645cm 9.264cm)">
            <draw:text-box>
              <text:p><text:span text:style-name="T1">r</text:span><text:span text:style-name="T2">c</text:span><text:span text:style-name="T1"> = P</text:span><text:span text:style-name="T3">T</text:span><text:span text:style-name="T1">r</text:span></text:p>
              <text:p><text:span text:style-name="T1">A</text:span><text:span text:style-name="T2">c </text:span><text:span text:style-name="T4">= P</text:span><text:span text:style-name="T3">T</text:span><text:span text:style-name="T4">AP</text:span></text:p>
            </draw:text-box>
          </draw:frame>
          <draw:frame draw:style-name="gr3" draw:layer="layout" svg:width="2.774cm" svg:height="1.114cm" draw:transform="rotate (-0.00453785605518522) translate (9.365cm 14.531cm)">
            <draw:text-box>
              <text:p>A<text:span text:style-name="T5">c</text:span>e<text:span text:style-name="T5">c</text:span>= r<text:span text:style-name="T5">c</text:span> </text:p>
            </draw:text-box>
          </draw:frame>
          <draw:frame draw:style-name="gr3" draw:layer="layout" svg:width="2.542cm" svg:height="1.114cm" draw:transform="rotate (0.963770812951269) translate (15.021cm 12.244cm)">
            <draw:text-box>
              <text:p>e = Pe<text:span text:style-name="T5">c</text:span></text:p>
            </draw:text-box>
          </draw:frame>
          <draw:frame draw:style-name="gr3" draw:layer="layout" svg:width="5.671cm" svg:height="1.673cm" svg:x="1.333cm" svg:y="5.993cm">
            <draw:text-box>
              <text:p>Smooth: Ax = b</text:p>
              <text:p>Compute: r = b-Ax</text:p>
            </draw:text-box>
          </draw:frame>
          <draw:frame draw:style-name="gr3" draw:layer="layout" svg:width="4.985cm" svg:height="0.962cm" svg:x="15cm" svg:y="6.704cm">
            <draw:text-box>
              <text:p>Update: x = x+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Wathen</meta:initial-creator>
    <meta:creation-date>2013-12-07T11:33:54.819486306</meta:creation-date>
    <dc:date>2013-12-10T09:22:25.436778391</dc:date>
    <dc:creator>Michael Wathen</dc:creator>
    <meta:editing-duration>P0D</meta:editing-duration>
    <meta:editing-cycles>2</meta:editing-cycles>
    <meta:generator>LibreOffice/4.1.2.3$Linux_X86_64 LibreOffice_project/410m0$Build-3</meta:generator>
    <meta:document-statistic meta:object-count="13"/>
  </office:meta>
</office:document-meta>
</file>